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6pt" officeooo:rsid="00012f06" officeooo:paragraph-rsid="00012f06" style:font-size-asian="16pt" style:font-size-complex="16pt"/>
    </style:style>
    <style:style style:name="P2" style:family="paragraph" style:parent-style-name="Standard">
      <style:text-properties style:font-name="Liberation Serif" fo:font-size="12pt" officeooo:rsid="00012f06" officeooo:paragraph-rsid="00012f06" style:font-size-asian="10.5pt" style:font-size-complex="12pt"/>
    </style:style>
    <style:style style:name="P3" style:family="paragraph" style:parent-style-name="Standard">
      <style:text-properties style:font-name="Liberation Serif" fo:font-size="12pt" officeooo:rsid="00012f06" officeooo:paragraph-rsid="00012f06" style:font-size-asian="12pt" style:font-size-complex="12pt"/>
    </style:style>
    <style:style style:name="P4" style:family="paragraph" style:parent-style-name="Standard" style:list-style-name="L1">
      <style:text-properties style:font-name="Liberation Serif" fo:font-size="12pt" officeooo:rsid="00012f06" officeooo:paragraph-rsid="00012f06" style:font-size-asian="12pt" style:font-size-complex="12pt"/>
    </style:style>
    <style:style style:name="P5" style:family="paragraph" style:parent-style-name="Standard" style:list-style-name="L1">
      <style:text-properties style:font-name="Liberation Serif" fo:font-size="12pt" officeooo:rsid="0001f692" officeooo:paragraph-rsid="0001f692" style:font-size-asian="12pt" style:font-size-complex="12pt"/>
    </style:style>
    <style:style style:name="P6" style:family="paragraph" style:parent-style-name="Standard">
      <style:text-properties style:font-name="Liberation Serif" fo:font-size="12pt" officeooo:rsid="0001f692" officeooo:paragraph-rsid="0001f692" style:font-size-asian="12pt" style:font-size-complex="12pt"/>
    </style:style>
    <style:style style:name="P7" style:family="paragraph" style:parent-style-name="Standard">
      <style:text-properties style:font-name="Liberation Serif" fo:font-size="12pt" officeooo:rsid="0003d790" officeooo:paragraph-rsid="0003d790" style:font-size-asian="12pt" style:font-size-complex="12pt"/>
    </style:style>
    <style:style style:name="P8" style:family="paragraph" style:parent-style-name="Standard" style:list-style-name="L2">
      <style:text-properties style:font-name="Liberation Serif" fo:font-size="12pt" officeooo:rsid="0003d790" officeooo:paragraph-rsid="0003d790" style:font-size-asian="12pt" style:font-size-complex="12pt"/>
    </style:style>
    <style:style style:name="P9" style:family="paragraph" style:parent-style-name="Standard" style:list-style-name="L2">
      <style:text-properties style:font-name="Liberation Serif" fo:font-size="12pt" officeooo:rsid="0004abd4" officeooo:paragraph-rsid="0004abd4" style:font-size-asian="12pt" style:font-size-complex="12pt"/>
    </style:style>
    <style:style style:name="P10" style:family="paragraph" style:parent-style-name="Standard" style:list-style-name="L2">
      <style:text-properties style:font-name="Liberation Serif" fo:font-size="12pt" officeooo:rsid="00069d79" officeooo:paragraph-rsid="00069d79" style:font-size-asian="12pt" style:font-size-complex="12pt"/>
    </style:style>
    <style:style style:name="P11" style:family="paragraph" style:parent-style-name="Standard">
      <style:text-properties style:font-name="Liberation Serif" fo:font-size="12pt" officeooo:rsid="00069d79" officeooo:paragraph-rsid="00069d79" style:font-size-asian="12pt" style:font-size-complex="12pt"/>
    </style:style>
    <style:style style:name="P12" style:family="paragraph" style:parent-style-name="Standard" style:list-style-name="L2">
      <style:text-properties style:font-name="Liberation Serif" fo:font-size="12pt" officeooo:rsid="000d2247" officeooo:paragraph-rsid="000d2247" style:font-size-asian="12pt" style:font-size-complex="12pt"/>
    </style:style>
    <style:style style:name="P13" style:family="paragraph" style:parent-style-name="Standard">
      <style:text-properties style:font-name="Liberation Serif" fo:font-size="12pt" officeooo:rsid="000d2247" officeooo:paragraph-rsid="000d2247" style:font-size-asian="12pt" style:font-size-complex="12pt"/>
    </style:style>
    <style:style style:name="P14" style:family="paragraph" style:parent-style-name="Standard">
      <style:text-properties style:font-name="Liberation Serif" fo:font-size="12pt" officeooo:rsid="000e76d7" officeooo:paragraph-rsid="000e76d7" style:font-size-asian="12pt" style:font-size-complex="12pt"/>
    </style:style>
    <style:style style:name="P15" style:family="paragraph" style:parent-style-name="Standard">
      <style:text-properties style:font-name="Liberation Serif" fo:font-size="12pt" officeooo:rsid="0011f052" officeooo:paragraph-rsid="0011f052" style:font-size-asian="12pt" style:font-size-complex="12pt"/>
    </style:style>
    <style:style style:name="P16" style:family="paragraph" style:parent-style-name="Standard">
      <style:text-properties style:font-name="Liberation Serif" fo:font-size="12pt" officeooo:rsid="0004fa83" officeooo:paragraph-rsid="0011f052" style:font-size-asian="12pt" style:font-size-complex="12pt"/>
    </style:style>
    <style:style style:name="P17" style:family="paragraph" style:parent-style-name="Standard">
      <style:text-properties style:font-name="Liberation Serif" fo:font-size="12pt" officeooo:rsid="0012dc23" officeooo:paragraph-rsid="0012dc23" style:font-size-asian="12pt" style:font-size-complex="12pt"/>
    </style:style>
    <style:style style:name="P18" style:family="paragraph" style:parent-style-name="Standard" style:list-style-name="L3">
      <style:text-properties officeooo:rsid="000408c3" officeooo:paragraph-rsid="0011f052"/>
    </style:style>
    <style:style style:name="P19" style:family="paragraph" style:parent-style-name="Standard" style:list-style-name="L3">
      <style:text-properties officeooo:rsid="0004fa83" officeooo:paragraph-rsid="0011f052"/>
    </style:style>
    <style:style style:name="P20" style:family="paragraph" style:parent-style-name="Standard">
      <style:text-properties officeooo:rsid="0011f052" officeooo:paragraph-rsid="0011f052"/>
    </style:style>
    <style:style style:name="P21" style:family="paragraph" style:parent-style-name="Standard" style:list-style-name="L4">
      <style:text-properties officeooo:paragraph-rsid="0012dc23"/>
    </style:style>
    <style:style style:name="P22" style:family="paragraph" style:parent-style-name="Standard" style:list-style-name="L4">
      <style:text-properties officeooo:paragraph-rsid="0014375b"/>
    </style:style>
    <style:style style:name="P23" style:family="paragraph" style:parent-style-name="Standard">
      <style:text-properties officeooo:paragraph-rsid="0014375b"/>
    </style:style>
    <style:style style:name="P24" style:family="paragraph" style:parent-style-name="Standard">
      <style:text-properties officeooo:paragraph-rsid="00169aa0"/>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408c3" style:font-size-asian="12pt" style:font-size-complex="12pt"/>
    </style:style>
    <style:style style:name="T3" style:family="text">
      <style:text-properties style:font-name="Liberation Serif" fo:font-size="12pt" officeooo:rsid="0012dc23" style:font-size-asian="12pt" style:font-size-complex="12pt"/>
    </style:style>
    <style:style style:name="T4" style:family="text">
      <style:text-properties style:font-size-asian="12pt"/>
    </style:style>
    <style:style style:name="T5" style:family="text">
      <style:text-properties officeooo:rsid="0001f692"/>
    </style:style>
    <style:style style:name="T6" style:family="text">
      <style:text-properties officeooo:rsid="0003d790"/>
    </style:style>
    <style:style style:name="T7" style:family="text">
      <style:text-properties officeooo:rsid="0004abd4"/>
    </style:style>
    <style:style style:name="T8" style:family="text">
      <style:text-properties officeooo:rsid="00069d79"/>
    </style:style>
    <style:style style:name="T9" style:family="text">
      <style:text-properties officeooo:rsid="000a29e9"/>
    </style:style>
    <style:style style:name="T10" style:family="text">
      <style:text-properties officeooo:rsid="000e76d7"/>
    </style:style>
    <style:style style:name="T11" style:family="text">
      <style:text-properties officeooo:rsid="000ffa0c"/>
    </style:style>
    <style:style style:name="T12" style:family="text">
      <style:text-properties officeooo:rsid="00052127"/>
    </style:style>
    <style:style style:name="T13" style:family="text">
      <style:text-properties officeooo:rsid="0004fa83"/>
    </style:style>
    <style:style style:name="T14" style:family="text">
      <style:text-properties officeooo:rsid="0006a544"/>
    </style:style>
    <style:style style:name="T15" style:family="text">
      <style:text-properties officeooo:rsid="0012dc23"/>
    </style:style>
    <style:style style:name="T16" style:family="text">
      <style:text-properties officeooo:rsid="0014375b"/>
    </style:style>
    <style:style style:name="T17" style:family="text">
      <style:text-properties style:text-underline-style="solid" style:text-underline-width="auto" style:text-underline-color="font-color" officeooo:rsid="001437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 7.1 </text:p>
      <text:p text:style-name="P2"/>
      <text:p text:style-name="P2"/>
      <text:p text:style-name="P2">1. <text:span text:style-name="T4">Consider the user story: “As a customer I want to use ATM”. What would be</text:span></text:p>
      <text:p text:style-name="P3">my acceptance criteria (“so that......)”? List all possible acceptance criteria.</text:p>
      <text:p text:style-name="P3"/>
      <text:p text:style-name="P3">Ans: Acceptance Criteria:</text:p>
      <text:list xml:id="list7232216683834907480" text:style-name="L1">
        <text:list-item>
          <text:p text:style-name="P4">I need to get the login page to enter my PIN number.</text:p>
        </text:list-item>
        <text:list-item>
          <text:p text:style-name="P4">I need to get the cardholder’s name displayed on the screen</text:p>
        </text:list-item>
        <text:list-item>
          <text:p text:style-name="P4">I need to get various facilities open on a single screen ( like balance enquiry, Mini statement, Change password, Withdrawals etc)</text:p>
        </text:list-item>
        <text:list-item>
          <text:p text:style-name="P4">I need to get the page to enter the digits for which I need to withdraw money</text:p>
        </text:list-item>
        <text:list-item>
          <text:p text:style-name="P4">I need the page to display that the “customer request is being processed and please wait”</text:p>
        </text:list-item>
        <text:list-item>
          <text:p text:style-name="P4">I need to get the page where I can opt for a physical receipt if required.</text:p>
        </text:list-item>
        <text:list-item>
          <text:p text:style-name="P4">I need the system to make a beep sound when the cash is <text:span text:style-name="T5">issued and ready to be obtained </text:span></text:p>
        </text:list-item>
        <text:list-item>
          <text:p text:style-name="P5">I need the system to send an SMS with details regarding time and location of ATM to the cell phone of the account holder when the cash is withdrawn from the account.</text:p>
        </text:list-item>
        <text:list-item>
          <text:p text:style-name="P5">I need the screen to display a thanking note for using the ATM</text:p>
        </text:list-item>
      </text:list>
      <text:p text:style-name="P6"/>
      <text:p text:style-name="P6"/>
      <text:p text:style-name="P6">2. What are the advanced Scrum Master skills?</text:p>
      <text:p text:style-name="P6"/>
      <text:p text:style-name="P6">Ans: A scrum master requires a lot of skills and he/she plays a very important role in the success of the project. The core job of any scrum master is facilitat<text:span text:style-name="T6">ing the team to collaborate more and achieve the goals according to the schedules.</text:span></text:p>
      <text:p text:style-name="P7">Some of the important scrum master skills include:</text:p>
      <text:list xml:id="list8585469520175783939" text:style-name="L2">
        <text:list-item>
          <text:p text:style-name="P8">Open Communication: a scrum master should facilitate open communication anmong the team members. This plays an important role in completing the projects on time and reduces errors and bugs as when the team members could communicate openly with others and clarify their queries <text:span text:style-name="T7">it will help them to develop a better product with minimal errors. </text:span></text:p>
        </text:list-item>
        <text:list-item>
          <text:p text:style-name="P9">Alignment: This is another important area where the scrum master needs to take care. Alignment means that the scrum master should ensure that proper collaboration happens between the team members. He/she should look into the issues (if any) among the team members and ensure their is a proper harmony of work environment among the team members. </text:p>
        </text:list-item>
        <text:list-item>
          <text:p text:style-name="P9">Ownership: The scrum master should ensure that the team members have some buy in for the projects and they have a sense of belongingness and ownership towards the project. If they don’t have a sense of ownership then they will not put their maximum effort into the project.</text:p>
        </text:list-item>
        <text:list-item>
          <text:p text:style-name="P9">Creativity and Innovation: The scrum master plays an important role in facilitating creativity and innovation among the team members. <text:span text:style-name="T8">Creativity and Innovation are the important pillars on which any project finds success. So the scrum master should work the maximum he/she can to make the team more creative and facilitate innovation in whatever they do. </text:span></text:p>
        </text:list-item>
        <text:list-item>
          <text:p text:style-name="P10">Organisation and Leadership: The scrum master acts as a liason between the Dev team and the Product owner. So he should take all the queries of the team towards the organisation and product owner and also supports the Product owner at the same time in creating the product backlogs etc. He should act as a good leader and garner respect from his team members and should be willing to work along with the team to get the job done on time.</text:p>
        </text:list-item>
        <text:list-item>
          <text:p text:style-name="P10">Competencies: He should facilitate in enhancing the competencies of the team members and <text:span text:style-name="T9">and allot the team members into different tasks according to their core competencies.</text:span></text:p>
        </text:list-item>
      </text:list>
      <text:p text:style-name="P11"/>
      <text:p text:style-name="P11"><text:soft-page-break/></text:p>
      <text:list xml:id="list144857162253561" text:continue-numbering="true" text:style-name="L2">
        <text:list-item>
          <text:p text:style-name="P12">Achievements: Scrum master plays an important role in facilitating the collaboration between the team members and attaining the project goals and achievements.</text:p>
        </text:list-item>
        <text:list-item>
          <text:p text:style-name="P12">Individual learning: Scrum master plays a vital role in facilitating <text:span text:style-name="T10">individual learnings among the team members. The scrum master should help the team members in enhancing the key learnings from the projects. He should support them out of his advanced domain knowledge. </text:span></text:p>
        </text:list-item>
      </text:list>
      <text:p text:style-name="P13"/>
      <text:p text:style-name="P13"/>
      <text:p text:style-name="P14">3. How do you think you can use Agile practices in large projects? (Given that</text:p>
      <text:p text:style-name="P14">the team can have no more than 9 people, do you think large projects with</text:p>
      <text:p text:style-name="P14">large teams can be involved in agile practices?)</text:p>
      <text:p text:style-name="P14"/>
      <text:p text:style-name="P14">Ans: Yes large projects with large teams can be involved in Agile practices. When we use the agile methodology in large projects we divide the work among different scrums and under each scrum we will have a couple of teams. For each scrum we will haver a scrum master. Each scrum master will support their respective teams and helps in <text:span text:style-name="T11">proper collaboration and team work among the teams. Then these scrum masters of each scrum will meet together and this is known as scrum of scrum. There will also be a master for this group and it can be one among the scrum masters who belong to this scrum of scrum or it can be an outsider. This master is known as scrum of scrum master. He helps in resolving the issues faced by different scrum masters. Above these group of teams there will be program leadership team. And on top of that the Steering committee or portfolio management team would come. It includes a solution lead, sponsor and the Project Management <text:s/>Office (PMO). They are the top level of management the PMO team will monitor all the projects and teams across the organisation. They report directly to the top level executives of the organisation.</text:span></text:p>
      <text:p text:style-name="P14"/>
      <text:p text:style-name="P14"/>
      <text:p text:style-name="P15">4. What are the Possible options for tracking project performance in Agile?</text:p>
      <text:p text:style-name="P20"><text:span text:style-name="T1">Ans: </text:span><text:span text:style-name="T2">Some of the important key measures to evaluate performance of a project in agile are:</text:span></text:p>
      <text:list xml:id="list2407125144422575746" text:style-name="L3">
        <text:list-item>
          <text:list>
            <text:list-item>
              <text:p text:style-name="P18">Velocity: <text:span text:style-name="T13">How many story points can the team complete in a sprint</text:span></text:p>
            </text:list-item>
            <text:list-item>
              <text:p text:style-name="P19">Hit Rate: This shows the actual percentage of work completed out of the work assigned to a timebox</text:p>
            </text:list-item>
            <text:list-item>
              <text:p text:style-name="P19">Work remaining on tasks: It is done on a daily basis where the team estimates the works to be completed on each active task. <text:span text:style-name="T14">Burndown charts are also used here. </text:span></text:p>
            </text:list-item>
            <text:list-item>
              <text:p text:style-name="P19">Project Costs: It includes </text:p>
              <text:list>
                <text:list-item>
                  <text:list>
                    <text:list-item>
                      <text:p text:style-name="P19">Cost performance Index (CPI) = (Baseline cost per story point)/(Actual cost per story point)</text:p>
                    </text:list-item>
                    <text:list-item>
                      <text:p text:style-name="P19">Schedule performance Index (SPI) = (Actual velocity)/(Baseline Velocity)</text:p>
                    </text:list-item>
                  </text:list>
                </text:list-item>
              </text:list>
            </text:list-item>
          </text:list>
        </text:list-item>
      </text:list>
      <text:p text:style-name="P16">Earned Business value (EBV) = <text:span text:style-name="T12">It measures the outcomes of the project and not the outputs.</text:span></text:p>
      <text:p text:style-name="P17">Some other key measures for tracking projects in agile include:</text:p>
      <text:list xml:id="list9114228909205007963" text:style-name="L4">
        <text:list-item>
          <text:p text:style-name="P21"><text:span text:style-name="T3">Through Burn-down Charts and Sprint Progress: T</text:span>he burn-down chart is one of the reporting tools showing sprint progress. It will track <text:span text:style-name="T15">the </text:span>progress <text:span text:style-name="T15">of the sprint throughout the duration of the sprint. </text:span></text:p>
        </text:list-item>
        <text:list-item>
          <text:p text:style-name="P22"><text:span text:style-name="T16">Through Velocity and Roadmap: Velocity </text:span>is defined as the number of user story points that a team can deliver in a sprint, <text:span text:style-name="T16">based on this the scrum master can tentatively make a roadmap or schedule and measure the actual perdformance of the team against the expected schedules.</text:span></text:p>
        </text:list-item>
        <text:list-item>
          <text:p text:style-name="P22"><text:span text:style-name="T16">Hitrate: </text:span>The Hit Rate is the percentage of work allocated to a Timebox that was actually completed. <text:span text:style-name="T16">This serves as a tracking point for measuring the progress of the projects in agile. </text:span></text:p>
        </text:list-item>
      </text:list>
      <text:p text:style-name="P23"><text:soft-page-break/></text:p>
      <text:p text:style-name="P24"><text:span text:style-name="T16">5. In Agile, the team always picks up business value user stories in every sprint. Do we still need to know earned value?</text:span></text:p>
      <text:p text:style-name="P24"><text:span text:style-name="T16">Ans: Yes, we need to know Earned value. Earned value helps us in finding <text:s/>how effective we were in completing the project. Do we serve the purpose of the project and wether the sponsor is satisfied or not. Earned value shows wether we “Earned a value” from completing the project for the customer. It takes into account not the outputs but the </text:span><text:span text:style-name="T17">outcomes</text:span><text:span text:style-name="T16"> of the project. This shows the real success of the project.</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2:00:31.839825589</meta:creation-date>
    <dc:date>2016-08-23T14:48:47.708843515</dc:date>
    <meta:editing-duration>PT32M18S</meta:editing-duration>
    <meta:editing-cycles>6</meta:editing-cycles>
    <meta:generator>LibreOffice/5.1.4.2$Linux_X86_64 LibreOffice_project/10m0$Build-2</meta:generator>
    <meta:document-statistic meta:table-count="0" meta:image-count="0" meta:object-count="0" meta:page-count="3" meta:paragraph-count="43" meta:word-count="1251" meta:character-count="7097" meta:non-whitespace-character-count="5903"/>
  </office:meta>
</office:document-meta>
</file>